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a148" officeooo:paragraph-rsid="0001a148"/>
    </style:style>
    <style:style style:name="P2" style:family="paragraph" style:parent-style-name="Standard">
      <style:text-properties officeooo:paragraph-rsid="00024e96"/>
    </style:style>
    <style:style style:name="P3" style:family="paragraph" style:parent-style-name="Standard">
      <style:text-properties officeooo:rsid="00024e96" officeooo:paragraph-rsid="00024e96"/>
    </style:style>
    <style:style style:name="P4" style:family="paragraph" style:parent-style-name="Standard">
      <style:text-properties officeooo:paragraph-rsid="00031e13"/>
    </style:style>
    <style:style style:name="T1" style:family="text">
      <style:text-properties officeooo:rsid="0001a148"/>
    </style:style>
    <style:style style:name="T2" style:family="text">
      <style:text-properties officeooo:rsid="00024e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antum Computing and its impact.</text:p>
      <text:p text:style-name="P2"><text:span text:style-name="T1">Computers are constantly getting faster as we develop new technology to do tasks in fractions of the time. This means we need to make the parts smaller and smaller so we can fit more power into the components. Computer parts are starting to approach the same size as an atom. At this scale physics as we know it completely breaks apart and a new rule set appears. Transistors block the passage of these electrons and this is the basis of all computing. At these incredibly small scales however electrons can just pass through the transistors using a process called quantum tunnelling. The next step in computing which people are currently working on is Quantum Computing. Quantum computers use Qbits rather than bits. Qbits can be set to the same values of 0 and 1. However the Qbit doesn't have to be in one state or the other. It can be either but once you measure the Qbit it has to pick 0 or 1. Lets say you have 4 bits and 4 Qbits. The 4 bits can only be in 1 of the 16 possible combinations at any given time. Qbits however can be in every single one of those 16 combinations at the same time. </text:span></text:p>
      <text:p text:style-name="P2"/>
      <text:p text:style-name="P3">What this all means for Cryptography is:</text:p>
      <text:p text:style-name="P4"><text:span text:style-name="T2">A Quantum Computer will be vastly superior to a regular computer when it comes to things that means dealing with very large amounts of data. Certain things like searching through the data or checking every possible combination of data become so much faster when a Quantum Computer is used. Quantum Computers only require the square root of the time a normal computer would need to do a task like this. In banking, you give people a public key which is used to encode messages only you can decode using your private key. This public key can be used to calculate the private key. With a regular computer this would take way too long. It would be constant trial and error until it figures all the maths out. Quantum Computers could do the maths for it so much faster. This makes current cryptography next to useless. People will need to start working on new and different ways of security and encryption of data. Who knows, maybe in the future people will be using Quantum computers to try break through security measures ran by another Quantum Computer. Fighting fire with fire if you will. Right now we aren’t anywhere near the stage where Quantum Computers will be widely used. They will probably never replace the household PC but their uses in society are definitely going to be helpful in progressing our knowledge about the Univer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19:30:06.465000000</meta:creation-date>
    <dc:date>2020-05-10T20:11:12.034000000</dc:date>
    <meta:editing-duration>PT6M25S</meta:editing-duration>
    <meta:editing-cycles>1</meta:editing-cycles>
    <meta:document-statistic meta:table-count="0" meta:image-count="0" meta:object-count="0" meta:page-count="1" meta:paragraph-count="4" meta:word-count="451" meta:character-count="2510" meta:non-whitespace-character-count="2062"/>
    <meta:generator>LibreOffice/6.3.2.2$Windows_X86_64 LibreOffice_project/98b30e735bda24bc04ab42594c85f7fd8be07b9c</meta:generator>
  </office:meta>
</office:document-meta>
</file>